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3" table:style-name="ta1">
        <table:shapes>
          <draw:frame draw:z-index="0" draw:style-name="gr1" svg:width="6.2988in" svg:height="3.5429in" svg:x="5.3508in" svg:y="0.1122in">
            <draw:object draw:notify-on-update-of-ranges="Sheet3.A4:Sheet3.A17 Sheet3.A3:Sheet3.A3 Sheet3.B4:Sheet3.B17 Sheet3.A20:Sheet3.A33 Sheet3.A19:Sheet3.A19 Sheet3.B20:Sheet3.B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5.1972in" svg:y="4.1138in">
            <draw:object draw:notify-on-update-of-ranges="Sheet3.A4:Sheet3.A17 Sheet3.A3:Sheet3.A3 Sheet3.C4:Sheet3.C17 Sheet3.A20:Sheet3.A33 Sheet3.A19:Sheet3.A19 Sheet3.C20:Sheet3.C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Append benchmark</text:p>
          </table:table-cell>
          <table:table-cell/>
          <table:table-cell office:value-type="string">
            <text:p>optimized version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Consecutive</text:p>
          </table:table-cell>
          <table:table-cell office:value-type="string">
            <text:p>time (ms)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19">
            <text:p>6.19</text:p>
          </table:table-cell>
          <table:table-cell table:formula="of:=[.B4]/[.A4]" office:value-type="float" office:value="0.00619">
            <text:p>0.0061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0.69">
            <text:p>30.69</text:p>
          </table:table-cell>
          <table:table-cell table:formula="of:=[.B5]/[.A5]" office:value-type="float" office:value="0.006138">
            <text:p>0.00613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4.135">
            <text:p>64.135</text:p>
          </table:table-cell>
          <table:table-cell table:formula="of:=[.B6]/[.A6]" office:value-type="float" office:value="0.0064135">
            <text:p>0.0064135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10.033">
            <text:p>310.033</text:p>
          </table:table-cell>
          <table:table-cell table:formula="of:=[.B7]/[.A7]" office:value-type="float" office:value="0.00620066">
            <text:p>0.0062006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21.813">
            <text:p>621.813</text:p>
          </table:table-cell>
          <table:table-cell table:formula="of:=[.B8]/[.A8]" office:value-type="float" office:value="0.00621813">
            <text:p>0.00621813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218.77">
            <text:p>1218.77</text:p>
          </table:table-cell>
          <table:table-cell table:formula="of:=[.B9]/[.A9]" office:value-type="float" office:value="0.00609385">
            <text:p>0.00609385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842.39">
            <text:p>1842.39</text:p>
          </table:table-cell>
          <table:table-cell table:formula="of:=[.B10]/[.A10]" office:value-type="float" office:value="0.0061413">
            <text:p>0.0061413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2499.97">
            <text:p>2499.97</text:p>
          </table:table-cell>
          <table:table-cell table:formula="of:=[.B11]/[.A11]" office:value-type="float" office:value="0.006249925">
            <text:p>0.006249925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055.48">
            <text:p>3055.48</text:p>
          </table:table-cell>
          <table:table-cell table:formula="of:=[.B12]/[.A12]" office:value-type="float" office:value="0.00611096">
            <text:p>0.00611096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3731.23">
            <text:p>3731.23</text:p>
          </table:table-cell>
          <table:table-cell table:formula="of:=[.B13]/[.A13]" office:value-type="float" office:value="0.00621871666666667">
            <text:p>0.0062187167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4233.97">
            <text:p>4233.97</text:p>
          </table:table-cell>
          <table:table-cell table:formula="of:=[.B14]/[.A14]" office:value-type="float" office:value="0.00604852857142857">
            <text:p>0.0060485286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4866.11">
            <text:p>4866.11</text:p>
          </table:table-cell>
          <table:table-cell table:formula="of:=[.B15]/[.A15]" office:value-type="float" office:value="0.0060826375">
            <text:p>0.0060826375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5513.57">
            <text:p>5513.57</text:p>
          </table:table-cell>
          <table:table-cell table:formula="of:=[.B16]/[.A16]" office:value-type="float" office:value="0.00612618888888889">
            <text:p>0.006126188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248.65">
            <text:p>6248.65</text:p>
          </table:table-cell>
          <table:table-cell table:formula="of:=[.B17]/[.A17]" office:value-type="float" office:value="0.00624865">
            <text:p>0.006248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lternating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.184">
            <text:p>7.184</text:p>
          </table:table-cell>
          <table:table-cell table:formula="of:=[.B20]/[.A20]" office:value-type="float" office:value="0.007184">
            <text:p>0.00718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1.502">
            <text:p>31.502</text:p>
          </table:table-cell>
          <table:table-cell table:formula="of:=[.B21]/[.A21]" office:value-type="float" office:value="0.0063004">
            <text:p>0.006300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9.941">
            <text:p>69.941</text:p>
          </table:table-cell>
          <table:table-cell table:formula="of:=[.B22]/[.A22]" office:value-type="float" office:value="0.0069941">
            <text:p>0.0069941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29.032">
            <text:p>329.032</text:p>
          </table:table-cell>
          <table:table-cell table:formula="of:=[.B23]/[.A23]" office:value-type="float" office:value="0.00658064">
            <text:p>0.0065806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36.182">
            <text:p>636.182</text:p>
          </table:table-cell>
          <table:table-cell table:formula="of:=[.B24]/[.A24]" office:value-type="float" office:value="0.00636182">
            <text:p>0.00636182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222.47">
            <text:p>1222.47</text:p>
          </table:table-cell>
          <table:table-cell table:formula="of:=[.B25]/[.A25]" office:value-type="float" office:value="0.00611235">
            <text:p>0.00611235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792.04">
            <text:p>1792.04</text:p>
          </table:table-cell>
          <table:table-cell table:formula="of:=[.B26]/[.A26]" office:value-type="float" office:value="0.00597346666666667">
            <text:p>0.0059734667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2489.53">
            <text:p>2489.53</text:p>
          </table:table-cell>
          <table:table-cell table:formula="of:=[.B27]/[.A27]" office:value-type="float" office:value="0.006223825">
            <text:p>0.006223825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064.93">
            <text:p>3064.93</text:p>
          </table:table-cell>
          <table:table-cell table:formula="of:=[.B28]/[.A28]" office:value-type="float" office:value="0.00612986">
            <text:p>0.00612986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3785.81">
            <text:p>3785.81</text:p>
          </table:table-cell>
          <table:table-cell table:formula="of:=[.B29]/[.A29]" office:value-type="float" office:value="0.00630968333333333">
            <text:p>0.0063096833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4262.47">
            <text:p>4262.47</text:p>
          </table:table-cell>
          <table:table-cell table:formula="of:=[.B30]/[.A30]" office:value-type="float" office:value="0.00608924285714286">
            <text:p>0.0060892429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4985.56">
            <text:p>4985.56</text:p>
          </table:table-cell>
          <table:table-cell table:formula="of:=[.B31]/[.A31]" office:value-type="float" office:value="0.00623195">
            <text:p>0.00623195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5626.95">
            <text:p>5626.95</text:p>
          </table:table-cell>
          <table:table-cell table:formula="of:=[.B32]/[.A32]" office:value-type="float" office:value="0.00625216666666667">
            <text:p>0.0062521667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328.55">
            <text:p>6328.55</text:p>
          </table:table-cell>
          <table:table-cell table:formula="of:=[.B33]/[.A33]" office:value-type="float" office:value="0.00632855">
            <text:p>0.00632855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" table:style-name="ta1">
        <table:shapes>
          <draw:frame draw:z-index="0" draw:style-name="gr1" svg:width="6.2988in" svg:height="3.5429in" svg:x="5.2409in" svg:y="0.2358in">
            <draw:object draw:notify-on-update-of-ranges="Sheet1.A4:Sheet1.A17 Sheet1.B3:Sheet1.B3 Sheet1.B4:Sheet1.B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5.2413in" svg:y="4.0835in">
            <draw:object draw:notify-on-update-of-ranges="Sheet1.A4:Sheet1.A17 Sheet1.A4:Sheet1.A17 Sheet1.A3:Sheet1.A3 Sheet1.C4:Sheet1.C17 Sheet1.A20:Sheet1.A33 Sheet1.A19:Sheet1.A19 Sheet1.C20:Sheet1.C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3">
          <table:table-cell office:value-type="string">
            <text:p>NoVoHT Append test</text:p>
          </table:table-cell>
          <table:table-cell table:number-columns-repeated="2"/>
          <table:table-cell office:value-type="string">
            <text:p>Naive implementa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nsecutive</text:p>
          </table:table-cell>
          <table:table-cell office:value-type="string">
            <text:p>time (ms)</text:p>
          </table:table-cell>
          <table:table-cell office:value-type="string">
            <text:p>Latency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568">
            <text:p>6.568</text:p>
          </table:table-cell>
          <table:table-cell table:formula="of:=[.B4]/[.A4]" office:value-type="float" office:value="0.006568">
            <text:p>0.006568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0.473">
            <text:p>30.473</text:p>
          </table:table-cell>
          <table:table-cell table:formula="of:=[.B5]/[.A5]" office:value-type="float" office:value="0.0060946">
            <text:p>0.0060946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8.736">
            <text:p>58.736</text:p>
          </table:table-cell>
          <table:table-cell table:formula="of:=[.B6]/[.A6]" office:value-type="float" office:value="0.0058736">
            <text:p>0.0058736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73.379">
            <text:p>273.379</text:p>
          </table:table-cell>
          <table:table-cell table:formula="of:=[.B7]/[.A7]" office:value-type="float" office:value="0.00546758">
            <text:p>0.00546758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23.214">
            <text:p>523.214</text:p>
          </table:table-cell>
          <table:table-cell table:formula="of:=[.B8]/[.A8]" office:value-type="float" office:value="0.00523214">
            <text:p>0.00523214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001.67">
            <text:p>1001.67</text:p>
          </table:table-cell>
          <table:table-cell table:formula="of:=[.B9]/[.A9]" office:value-type="float" office:value="0.00500835">
            <text:p>0.00500835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491.68">
            <text:p>1491.68</text:p>
          </table:table-cell>
          <table:table-cell table:formula="of:=[.B10]/[.A10]" office:value-type="float" office:value="0.00497226666666667">
            <text:p>0.0049722667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921.35">
            <text:p>1921.35</text:p>
          </table:table-cell>
          <table:table-cell table:formula="of:=[.B11]/[.A11]" office:value-type="float" office:value="0.004803375">
            <text:p>0.004803375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497.13">
            <text:p>2497.13</text:p>
          </table:table-cell>
          <table:table-cell table:formula="of:=[.B12]/[.A12]" office:value-type="float" office:value="0.00499426">
            <text:p>0.00499426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894.43">
            <text:p>2894.43</text:p>
          </table:table-cell>
          <table:table-cell table:formula="of:=[.B13]/[.A13]" office:value-type="float" office:value="0.00482405">
            <text:p>0.00482405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3373.93">
            <text:p>3373.93</text:p>
          </table:table-cell>
          <table:table-cell table:formula="of:=[.B14]/[.A14]" office:value-type="float" office:value="0.0048199">
            <text:p>0.0048199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4008.61">
            <text:p>4008.61</text:p>
          </table:table-cell>
          <table:table-cell table:formula="of:=[.B15]/[.A15]" office:value-type="float" office:value="0.0050107625">
            <text:p>0.0050107625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4318.57">
            <text:p>4318.57</text:p>
          </table:table-cell>
          <table:table-cell table:formula="of:=[.B16]/[.A16]" office:value-type="float" office:value="0.00479841111111111">
            <text:p>0.0047984111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4827.07">
            <text:p>4827.07</text:p>
          </table:table-cell>
          <table:table-cell table:formula="of:=[.B17]/[.A17]" office:value-type="float" office:value="0.00482707">
            <text:p>0.0048270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Alternating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.179">
            <text:p>28.179</text:p>
          </table:table-cell>
          <table:table-cell table:formula="of:=[.B20]/[.A20]" office:value-type="float" office:value="0.028179">
            <text:p>0.028179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61.805">
            <text:p>161.805</text:p>
          </table:table-cell>
          <table:table-cell table:formula="of:=[.B21]/[.A21]" office:value-type="float" office:value="0.032361">
            <text:p>0.032361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14.998">
            <text:p>514.998</text:p>
          </table:table-cell>
          <table:table-cell table:formula="of:=[.B22]/[.A22]" office:value-type="float" office:value="0.0514998">
            <text:p>0.0514998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9829.36">
            <text:p>9829.36</text:p>
          </table:table-cell>
          <table:table-cell table:formula="of:=[.B23]/[.A23]" office:value-type="float" office:value="0.1965872">
            <text:p>0.1965872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38125.9">
            <text:p>38125.9</text:p>
          </table:table-cell>
          <table:table-cell table:formula="of:=[.B24]/[.A24]" office:value-type="float" office:value="0.381259">
            <text:p>0.381259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41658">
            <text:p>241658</text:p>
          </table:table-cell>
          <table:table-cell table:formula="of:=[.B25]/[.A25]" office:value-type="float" office:value="1.20829">
            <text:p>1.20829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621181">
            <text:p>621181</text:p>
          </table:table-cell>
          <table:table-cell table:formula="of:=[.B26]/[.A26]" office:value-type="float" office:value="2.07060333333333">
            <text:p>2.0706033333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692258">
            <text:p>692258</text:p>
          </table:table-cell>
          <table:table-cell table:formula="of:=[.B27]/[.A27]" office:value-type="float" office:value="1.730645">
            <text:p>1.730645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901353">
            <text:p>901353</text:p>
          </table:table-cell>
          <table:table-cell table:formula="of:=[.B28]/[.A28]" office:value-type="float" office:value="1.802706">
            <text:p>1.802706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666000">
            <text:p>1666000</text:p>
          </table:table-cell>
          <table:table-cell table:formula="of:=[.B29]/[.A29]" office:value-type="float" office:value="2.77666666666667">
            <text:p>2.7766666667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456900">
            <text:p>1456900</text:p>
          </table:table-cell>
          <table:table-cell table:formula="of:=[.B30]/[.A30]" office:value-type="float" office:value="2.08128571428571">
            <text:p>2.0812857143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794850">
            <text:p>1794850</text:p>
          </table:table-cell>
          <table:table-cell table:formula="of:=[.B31]/[.A31]" office:value-type="float" office:value="2.2435625">
            <text:p>2.2435625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1971270">
            <text:p>1971270</text:p>
          </table:table-cell>
          <table:table-cell table:formula="of:=[.B32]/[.A32]" office:value-type="float" office:value="2.1903">
            <text:p>2.1903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458390">
            <text:p>2458390</text:p>
          </table:table-cell>
          <table:table-cell table:formula="of:=[.B33]/[.A33]" office:value-type="float" office:value="2.45839">
            <text:p>2.45839</text:p>
          </table:table-cell>
          <table:table-cell/>
        </table:table-row>
      </table:table>
      <table:table table:name="Sheet2" table:style-name="ta1">
        <table:shapes>
          <draw:frame draw:z-index="0" draw:style-name="gr1" svg:width="6.2988in" svg:height="3.5429in" svg:x="7.1508in" svg:y="0.7114in">
            <draw:object draw:notify-on-update-of-ranges="Sheet2.B3:Sheet2.B10 Sheet2.A3:Sheet2.A3 Sheet2.F3:Sheet2.F10 Sheet2.B11:Sheet2.B18 Sheet2.A11:Sheet2.A11 Sheet2.F11:Sheet2.F18 Sheet2.B19:Sheet2.B26 Sheet2.A19:Sheet2.A19 Sheet2.F19:Sheet2.F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6.602in" svg:y="4.6126in">
            <draw:object draw:notify-on-update-of-ranges="Sheet2.B3:Sheet2.B10 Sheet2.A1:Sheet2.A1 Sheet2.F11:Sheet2.F18 Sheet2.B32:Sheet2.B38 Sheet2.A30:Sheet2.A30 Sheet2.F32:Sheet2.F38 Sheet2.B47:Sheet2.B49 Sheet2.A45:Sheet2.A45 Sheet2.F47:Sheet2.F4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2988in" svg:height="3.5429in" svg:x="7.6642in" svg:y="8.7673in">
            <draw:object draw:notify-on-update-of-ranges="Sheet2.B3:Sheet2.B10 Sheet2.A1:Sheet2.A1 Sheet2.F3:Sheet2.F10 Sheet2.B57:Sheet2.B59 Sheet2.A55:Sheet2.A55 Sheet2.F57:Sheet2.F5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3">
          <table:table-cell office:value-type="string">
            <text:p>NoVoHT</text:p>
          </table:table-cell>
          <table:table-cell/>
          <table:table-cell table:number-columns-repeated="3" office:value-type="string">
            <text:p>Microseconds</text:p>
          </table:table-cell>
          <table:table-cell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">
            <text:p>100000</text:p>
          </table:table-cell>
          <table:table-cell office:value-type="float" office:value="140390">
            <text:p>140390</text:p>
          </table:table-cell>
          <table:table-cell office:value-type="float" office:value="114465">
            <text:p>114465</text:p>
          </table:table-cell>
          <table:table-cell office:value-type="float" office:value="108936">
            <text:p>108936</text:p>
          </table:table-cell>
          <table:table-cell table:formula="of:=SUM([.C3:.E3])/3/[.B3]" office:value-type="float" office:value="1.21263666666667">
            <text:p>1.212636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">
            <text:p>500000</text:p>
          </table:table-cell>
          <table:table-cell office:value-type="float" office:value="725913">
            <text:p>725913</text:p>
          </table:table-cell>
          <table:table-cell office:value-type="float" office:value="602452">
            <text:p>602452</text:p>
          </table:table-cell>
          <table:table-cell office:value-type="float" office:value="560565">
            <text:p>560565</text:p>
          </table:table-cell>
          <table:table-cell table:formula="of:=SUM([.C4:.E4])/3/[.B4]" office:value-type="float" office:value="1.25928666666667">
            <text:p>1.259286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0">
            <text:p>1000000</text:p>
          </table:table-cell>
          <table:table-cell office:value-type="float" office:value="1472900">
            <text:p>1472900</text:p>
          </table:table-cell>
          <table:table-cell office:value-type="float" office:value="1229590">
            <text:p>1229590</text:p>
          </table:table-cell>
          <table:table-cell office:value-type="float" office:value="1147380">
            <text:p>1147380</text:p>
          </table:table-cell>
          <table:table-cell table:formula="of:=SUM([.C5:.E5])/3/[.B5]" office:value-type="float" office:value="1.28329">
            <text:p>1.28329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0">
            <text:p>5000000</text:p>
          </table:table-cell>
          <table:table-cell office:value-type="float" office:value="7798230">
            <text:p>7798230</text:p>
          </table:table-cell>
          <table:table-cell office:value-type="float" office:value="6572580">
            <text:p>6572580</text:p>
          </table:table-cell>
          <table:table-cell office:value-type="float" office:value="5979590">
            <text:p>5979590</text:p>
          </table:table-cell>
          <table:table-cell table:formula="of:=SUM([.C6:.E6])/3/[.B6]" office:value-type="float" office:value="1.35669333333333">
            <text:p>1.3566933333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00">
            <text:p>10000000</text:p>
          </table:table-cell>
          <table:table-cell office:value-type="float" office:value="14969600">
            <text:p>14969600</text:p>
          </table:table-cell>
          <table:table-cell office:value-type="float" office:value="12944200">
            <text:p>12944200</text:p>
          </table:table-cell>
          <table:table-cell office:value-type="float" office:value="11720200">
            <text:p>11720200</text:p>
          </table:table-cell>
          <table:table-cell table:formula="of:=SUM([.C7:.E7])/3/[.B7]" office:value-type="float" office:value="1.32113333333333">
            <text:p>1.3211333333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00">
            <text:p>50000000</text:p>
          </table:table-cell>
          <table:table-cell office:value-type="float" office:value="79280500">
            <text:p>79280500</text:p>
          </table:table-cell>
          <table:table-cell office:value-type="float" office:value="67272100">
            <text:p>67272100</text:p>
          </table:table-cell>
          <table:table-cell office:value-type="float" office:value="60525200">
            <text:p>60525200</text:p>
          </table:table-cell>
          <table:table-cell table:formula="of:=SUM([.C8:.E8])/3/[.B8]" office:value-type="float" office:value="1.38051866666667">
            <text:p>1.380518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000">
            <text:p>100000000</text:p>
          </table:table-cell>
          <table:table-cell office:value-type="float" office:value="160777000">
            <text:p>160777000</text:p>
          </table:table-cell>
          <table:table-cell office:value-type="float" office:value="136789000">
            <text:p>136789000</text:p>
          </table:table-cell>
          <table:table-cell office:value-type="float" office:value="122202000">
            <text:p>122202000</text:p>
          </table:table-cell>
          <table:table-cell table:formula="of:=SUM([.C9:.E9])/3/[.B9]" office:value-type="float" office:value="1.39922666666667">
            <text:p>1.399226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000">
            <text:p>500000000</text:p>
          </table:table-cell>
          <table:table-cell office:value-type="float" office:value="916026000">
            <text:p>916026000</text:p>
          </table:table-cell>
          <table:table-cell office:value-type="float" office:value="802580000">
            <text:p>802580000</text:p>
          </table:table-cell>
          <table:table-cell office:value-type="float" office:value="673236000">
            <text:p>673236000</text:p>
          </table:table-cell>
          <table:table-cell table:formula="of:=SUM([.C10:.E10])/3/[.B10]" office:value-type="float" office:value="1.59456133333333">
            <text:p>1.594561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">
            <text:p>100000</text:p>
          </table:table-cell>
          <table:table-cell office:value-type="float" office:value="734737">
            <text:p>734737</text:p>
          </table:table-cell>
          <table:table-cell office:value-type="float" office:value="161949">
            <text:p>161949</text:p>
          </table:table-cell>
          <table:table-cell office:value-type="float" office:value="2210270">
            <text:p>2210270</text:p>
          </table:table-cell>
          <table:table-cell table:formula="of:=SUM([.C11:.E11])/3/[.B11]" office:value-type="float" office:value="10.35652">
            <text:p>10.35652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">
            <text:p>500000</text:p>
          </table:table-cell>
          <table:table-cell office:value-type="float" office:value="3357060">
            <text:p>3357060</text:p>
          </table:table-cell>
          <table:table-cell office:value-type="float" office:value="622647">
            <text:p>622647</text:p>
          </table:table-cell>
          <table:table-cell office:value-type="float" office:value="6657110">
            <text:p>6657110</text:p>
          </table:table-cell>
          <table:table-cell table:formula="of:=SUM([.C12:.E12])/3/[.B12]" office:value-type="float" office:value="7.09121133333333">
            <text:p>7.091211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">
            <text:p>1000000</text:p>
          </table:table-cell>
          <table:table-cell office:value-type="float" office:value="6584050">
            <text:p>6584050</text:p>
          </table:table-cell>
          <table:table-cell office:value-type="float" office:value="1243390">
            <text:p>1243390</text:p>
          </table:table-cell>
          <table:table-cell office:value-type="float" office:value="14025800">
            <text:p>14025800</text:p>
          </table:table-cell>
          <table:table-cell table:formula="of:=SUM([.C13:.E13])/3/[.B13]" office:value-type="float" office:value="7.28441333333333">
            <text:p>7.284413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">
            <text:p>5000000</text:p>
          </table:table-cell>
          <table:table-cell office:value-type="float" office:value="34588200">
            <text:p>34588200</text:p>
          </table:table-cell>
          <table:table-cell office:value-type="float" office:value="6365220">
            <text:p>6365220</text:p>
          </table:table-cell>
          <table:table-cell office:value-type="float" office:value="72465200">
            <text:p>72465200</text:p>
          </table:table-cell>
          <table:table-cell table:formula="of:=SUM([.C14:.E14])/3/[.B14]" office:value-type="float" office:value="7.56124133333333">
            <text:p>7.561241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">
            <text:p>10000000</text:p>
          </table:table-cell>
          <table:table-cell office:value-type="float" office:value="68053800">
            <text:p>68053800</text:p>
          </table:table-cell>
          <table:table-cell office:value-type="float" office:value="13088100">
            <text:p>13088100</text:p>
          </table:table-cell>
          <table:table-cell office:value-type="float" office:value="146516000">
            <text:p>146516000</text:p>
          </table:table-cell>
          <table:table-cell table:formula="of:=SUM([.C15:.E15])/3/[.B15]" office:value-type="float" office:value="7.58859666666667">
            <text:p>7.588596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0">
            <text:p>50000000</text:p>
          </table:table-cell>
          <table:table-cell office:value-type="float" office:value="343910000">
            <text:p>343910000</text:p>
          </table:table-cell>
          <table:table-cell office:value-type="float" office:value="67590400">
            <text:p>67590400</text:p>
          </table:table-cell>
          <table:table-cell office:value-type="float" office:value="726073000">
            <text:p>726073000</text:p>
          </table:table-cell>
          <table:table-cell table:formula="of:=SUM([.C16:.E16])/3/[.B16]" office:value-type="float" office:value="7.58382266666667">
            <text:p>7.583822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0">
            <text:p>100000000</text:p>
          </table:table-cell>
          <table:table-cell office:value-type="float" office:value="683174000">
            <text:p>683174000</text:p>
          </table:table-cell>
          <table:table-cell office:value-type="float" office:value="137498000">
            <text:p>137498000</text:p>
          </table:table-cell>
          <table:table-cell office:value-type="float" office:value="1405280000">
            <text:p>1405280000</text:p>
          </table:table-cell>
          <table:table-cell table:formula="of:=SUM([.C17:.E17])/3/[.B17]" office:value-type="float" office:value="7.41984">
            <text:p>7.41984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00">
            <text:p>500000000</text:p>
          </table:table-cell>
          <table:table-cell office:value-type="float" office:value="4230410000">
            <text:p>4230410000</text:p>
          </table:table-cell>
          <table:table-cell office:value-type="float" office:value="823192000">
            <text:p>823192000</text:p>
          </table:table-cell>
          <table:table-cell office:value-type="float" office:value="7572110000">
            <text:p>7572110000</text:p>
          </table:table-cell>
          <table:table-cell table:formula="of:=SUM([.C18:.E18])/3/[.B18]" office:value-type="float" office:value="8.41714133333333">
            <text:p>8.417141333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">
            <text:p>100000</text:p>
          </table:table-cell>
          <table:table-cell office:value-type="float" office:value="637356">
            <text:p>637356</text:p>
          </table:table-cell>
          <table:table-cell office:value-type="float" office:value="116408">
            <text:p>116408</text:p>
          </table:table-cell>
          <table:table-cell office:value-type="float" office:value="1062720">
            <text:p>1062720</text:p>
          </table:table-cell>
          <table:table-cell table:formula="of:=SUM([.C19:.E19])/3/[.B19]" office:value-type="float" office:value="6.05494666666667">
            <text:p>6.0549466667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">
            <text:p>500000</text:p>
          </table:table-cell>
          <table:table-cell office:value-type="float" office:value="3301730">
            <text:p>3301730</text:p>
          </table:table-cell>
          <table:table-cell office:value-type="float" office:value="603038">
            <text:p>603038</text:p>
          </table:table-cell>
          <table:table-cell office:value-type="float" office:value="6176590">
            <text:p>6176590</text:p>
          </table:table-cell>
          <table:table-cell table:formula="of:=SUM([.C20:.E20])/3/[.B20]" office:value-type="float" office:value="6.72090533333333">
            <text:p>6.720905333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0">
            <text:p>1000000</text:p>
          </table:table-cell>
          <table:table-cell office:value-type="float" office:value="6576330">
            <text:p>6576330</text:p>
          </table:table-cell>
          <table:table-cell office:value-type="float" office:value="1225540">
            <text:p>1225540</text:p>
          </table:table-cell>
          <table:table-cell office:value-type="float" office:value="12761600">
            <text:p>12761600</text:p>
          </table:table-cell>
          <table:table-cell table:formula="of:=SUM([.C21:.E21])/3/[.B21]" office:value-type="float" office:value="6.85449">
            <text:p>6.85449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0">
            <text:p>5000000</text:p>
          </table:table-cell>
          <table:table-cell office:value-type="float" office:value="34547300">
            <text:p>34547300</text:p>
          </table:table-cell>
          <table:table-cell office:value-type="float" office:value="6618990">
            <text:p>6618990</text:p>
          </table:table-cell>
          <table:table-cell office:value-type="float" office:value="64957800">
            <text:p>64957800</text:p>
          </table:table-cell>
          <table:table-cell table:formula="of:=SUM([.C22:.E22])/3/[.B22]" office:value-type="float" office:value="7.07493933333333">
            <text:p>7.074939333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00">
            <text:p>10000000</text:p>
          </table:table-cell>
          <table:table-cell office:value-type="float" office:value="64464200">
            <text:p>64464200</text:p>
          </table:table-cell>
          <table:table-cell office:value-type="float" office:value="13010500">
            <text:p>13010500</text:p>
          </table:table-cell>
          <table:table-cell office:value-type="float" office:value="131246000">
            <text:p>131246000</text:p>
          </table:table-cell>
          <table:table-cell table:formula="of:=SUM([.C23:.E23])/3/[.B23]" office:value-type="float" office:value="6.95735666666667">
            <text:p>6.9573566667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00">
            <text:p>50000000</text:p>
          </table:table-cell>
          <table:table-cell office:value-type="float" office:value="330747000">
            <text:p>330747000</text:p>
          </table:table-cell>
          <table:table-cell office:value-type="float" office:value="67641500">
            <text:p>67641500</text:p>
          </table:table-cell>
          <table:table-cell office:value-type="float" office:value="643726000">
            <text:p>643726000</text:p>
          </table:table-cell>
          <table:table-cell table:formula="of:=SUM([.C24:.E24])/3/[.B24]" office:value-type="float" office:value="6.94743">
            <text:p>6.9474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000">
            <text:p>100000000</text:p>
          </table:table-cell>
          <table:table-cell office:value-type="float" office:value="656749000">
            <text:p>656749000</text:p>
          </table:table-cell>
          <table:table-cell office:value-type="float" office:value="137087000">
            <text:p>137087000</text:p>
          </table:table-cell>
          <table:table-cell office:value-type="float" office:value="1274970000">
            <text:p>1274970000</text:p>
          </table:table-cell>
          <table:table-cell table:formula="of:=SUM([.C25:.E25])/3/[.B25]" office:value-type="float" office:value="6.89602">
            <text:p>6.89602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000">
            <text:p>500000000</text:p>
          </table:table-cell>
          <table:table-cell office:value-type="float" office:value="4015300000">
            <text:p>4015300000</text:p>
          </table:table-cell>
          <table:table-cell office:value-type="float" office:value="834968000">
            <text:p>834968000</text:p>
          </table:table-cell>
          <table:table-cell office:value-type="float" office:value="5399150000">
            <text:p>5399150000</text:p>
          </table:table-cell>
          <table:table-cell table:formula="of:=SUM([.C26:.E26])/3/[.B26]" office:value-type="float" office:value="6.83294533333333">
            <text:p>6.8329453333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1">
          <table:table-cell office:value-type="string">
            <text:p>Kyoto Cabinet</text:p>
          </table:table-cell>
          <table:table-cell table:number-columns-repeated="5"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">
            <text:p>100000</text:p>
          </table:table-cell>
          <table:table-cell office:value-type="float" office:value="4518460">
            <text:p>4518460</text:p>
          </table:table-cell>
          <table:table-cell office:value-type="float" office:value="3399310">
            <text:p>3399310</text:p>
          </table:table-cell>
          <table:table-cell office:value-type="float" office:value="5277610">
            <text:p>5277610</text:p>
          </table:table-cell>
          <table:table-cell table:formula="of:=SUM([.C32:.E32])/3/[.B32]" office:value-type="float" office:value="43.9846">
            <text:p>43.9846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">
            <text:p>500000</text:p>
          </table:table-cell>
          <table:table-cell office:value-type="float" office:value="2441450">
            <text:p>2441450</text:p>
          </table:table-cell>
          <table:table-cell office:value-type="float" office:value="2160600">
            <text:p>2160600</text:p>
          </table:table-cell>
          <table:table-cell office:value-type="float" office:value="2626030">
            <text:p>2626030</text:p>
          </table:table-cell>
          <table:table-cell office:value-type="float" office:value="4.81872">
            <text:p>4.81872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">
            <text:p>1000000</text:p>
          </table:table-cell>
          <table:table-cell table:style-name="ce1" office:value-type="float" office:value="4090000">
            <text:p>4.09E+006</text:p>
          </table:table-cell>
          <table:table-cell table:style-name="ce1" office:value-type="float" office:value="3080000">
            <text:p>3.08E+006</text:p>
          </table:table-cell>
          <table:table-cell table:style-name="ce1" office:value-type="float" office:value="4740000">
            <text:p>4.74E+006</text:p>
          </table:table-cell>
          <table:table-cell office:value-type="float" office:value="3.969226667">
            <text:p>3.96922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">
            <text:p>5000000</text:p>
          </table:table-cell>
          <table:table-cell table:style-name="ce1" office:value-type="float" office:value="40000000">
            <text:p>4.00E+007</text:p>
          </table:table-cell>
          <table:table-cell table:style-name="ce1" office:value-type="float" office:value="29900000">
            <text:p>2.99E+007</text:p>
          </table:table-cell>
          <table:table-cell table:style-name="ce1" office:value-type="float" office:value="37600000">
            <text:p>3.76E+007</text:p>
          </table:table-cell>
          <table:table-cell office:value-type="float" office:value="7.169153333">
            <text:p>7.16915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">
            <text:p>10000000</text:p>
          </table:table-cell>
          <table:table-cell table:style-name="ce1" office:value-type="float" office:value="43375900">
            <text:p>4.34E+007</text:p>
          </table:table-cell>
          <table:table-cell office:value-type="float" office:value="34155900">
            <text:p>34155900</text:p>
          </table:table-cell>
          <table:table-cell office:value-type="float" office:value="41023000">
            <text:p>41023000</text:p>
          </table:table-cell>
          <table:table-cell table:formula="of:=SUM([.C36:.E36])/3/[.B36]" office:value-type="float" office:value="3.95182666666667">
            <text:p>3.951826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0">
            <text:p>50000000</text:p>
          </table:table-cell>
          <table:table-cell table:style-name="ce1" office:value-type="float" office:value="1036810000">
            <text:p>1.04E+009</text:p>
          </table:table-cell>
          <table:table-cell table:style-name="ce1" office:value-type="float" office:value="1067020000">
            <text:p>1.07E+009</text:p>
          </table:table-cell>
          <table:table-cell table:style-name="ce1" office:value-type="float" office:value="926601000">
            <text:p>9.27E+008</text:p>
          </table:table-cell>
          <table:table-cell table:formula="of:=SUM([.C37:.E37])/3/[.B37]" office:value-type="float" office:value="20.2028733333333">
            <text:p>20.202873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0">
            <text:p>100000000</text:p>
          </table:table-cell>
          <table:table-cell table:style-name="ce1" office:value-type="float" office:value="48586600000">
            <text:p>4.86E+010</text:p>
          </table:table-cell>
          <table:table-cell table:style-name="ce1" office:value-type="float" office:value="13565000000">
            <text:p>1.36E+010</text:p>
          </table:table-cell>
          <table:table-cell table:style-name="ce1" office:value-type="float" office:value="3403650000">
            <text:p>3.40E+009</text:p>
          </table:table-cell>
          <table:table-cell table:formula="of:=SUM([.C38:.E38])/3/[.B38]" office:value-type="float" office:value="218.5175">
            <text:p>218.517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>
            <text:p>BerkeleyDB</text:p>
          </table:table-cell>
          <table:table-cell table:number-columns-repeated="5"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">
            <text:p>100000</text:p>
          </table:table-cell>
          <table:table-cell table:style-name="ce1" office:value-type="float" office:value="2208060">
            <text:p>2.21E+006</text:p>
          </table:table-cell>
          <table:table-cell table:style-name="ce1" office:value-type="float" office:value="953546">
            <text:p>9.54E+005</text:p>
          </table:table-cell>
          <table:table-cell table:style-name="ce1" office:value-type="float" office:value="818449">
            <text:p>8.18E+005</text:p>
          </table:table-cell>
          <table:table-cell table:formula="of:=SUM([.C47:.E47])/3/[.B47]" office:value-type="float" office:value="13.26685">
            <text:p>13.26685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">
            <text:p>500000</text:p>
          </table:table-cell>
          <table:table-cell table:style-name="ce1" office:value-type="float" office:value="22033600">
            <text:p>2.20E+007</text:p>
          </table:table-cell>
          <table:table-cell table:style-name="ce1" office:value-type="float" office:value="11064800">
            <text:p>1.11E+007</text:p>
          </table:table-cell>
          <table:table-cell table:style-name="ce1" office:value-type="float" office:value="9220680">
            <text:p>9.22E+006</text:p>
          </table:table-cell>
          <table:table-cell table:formula="of:=SUM([.C48:.E48])/3/[.B48]" office:value-type="float" office:value="28.21272">
            <text:p>28.21272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">
            <text:p>1000000</text:p>
          </table:table-cell>
          <table:table-cell table:style-name="ce1" office:value-type="float" office:value="294958000">
            <text:p>2.95E+008</text:p>
          </table:table-cell>
          <table:table-cell table:style-name="ce1" office:value-type="float" office:value="129280000">
            <text:p>1.29E+008</text:p>
          </table:table-cell>
          <table:table-cell table:style-name="ce1" office:value-type="float" office:value="94707400">
            <text:p>9.47E+007</text:p>
          </table:table-cell>
          <table:table-cell table:formula="of:=SUM([.C49:.E49])/3/[.B49]" office:value-type="float" office:value="172.9818">
            <text:p>172.9818</text:p>
          </table:table-cell>
        </table:table-row>
        <table:table-row table:style-name="ro2">
          <table:table-cell office:value-type="string">
            <text:p>PERS</text:p>
          </table:table-cell>
          <table:table-cell office:value-type="float" office:value="5000000">
            <text:p>5000000</text:p>
          </table:table-cell>
          <table:table-cell table:style-name="ce1" office:value-type="float" office:value="4243340">
            <text:p>4.24E+006</text:p>
          </table:table-cell>
          <table:table-cell table:style-name="ce1" office:value-type="float" office:value="2513080">
            <text:p>2.51E+006</text:p>
          </table:table-cell>
          <table:table-cell table:style-name="ce1" office:value-type="float" office:value="4587960">
            <text:p>4.59E+006</text:p>
          </table:table-cell>
          <table:table-cell table:formula="of:=SUM([.C50:.E50])/3/[.B50]" office:value-type="float" office:value="0.756292">
            <text:p>0.756292</text:p>
          </table:table-cell>
        </table:table-row>
        <table:table-row table:style-name="ro2">
          <table:table-cell office:value-type="string">
            <text:p>PERS</text:p>
          </table:table-cell>
          <table:table-cell office:value-type="float" office:value="10000000">
            <text:p>10000000</text:p>
          </table:table-cell>
          <table:table-cell table:style-name="ce1" office:value-type="float" office:value="63927800">
            <text:p>6.39E+007</text:p>
          </table:table-cell>
          <table:table-cell table:style-name="ce1" office:value-type="float" office:value="44129100">
            <text:p>4.41E+007</text:p>
          </table:table-cell>
          <table:table-cell table:style-name="ce1" office:value-type="float" office:value="53041700">
            <text:p>5.30E+007</text:p>
          </table:table-cell>
          <table:table-cell table:formula="of:=SUM([.C51:.E51])/3/[.B51]" office:value-type="float" office:value="5.36995333333333">
            <text:p>5.3699533333</text:p>
          </table:table-cell>
        </table:table-row>
        <table:table-row table:style-name="ro2">
          <table:table-cell office:value-type="string">
            <text:p>PERS</text:p>
          </table:table-cell>
          <table:table-cell office:value-type="float" office:value="50000000">
            <text:p>50000000</text:p>
          </table:table-cell>
          <table:table-cell table:style-name="ce1" office:value-type="float" office:value="1739760000">
            <text:p>1.74E+009</text:p>
          </table:table-cell>
          <table:table-cell table:style-name="ce1" office:value-type="float" office:value="509253000">
            <text:p>5.09E+008</text:p>
          </table:table-cell>
          <table:table-cell table:style-name="ce1" office:value-type="float" office:value="804271000">
            <text:p>8.04E+008</text:p>
          </table:table-cell>
          <table:table-cell table:formula="of:=SUM([.C52:.E52])/3/[.B52]" office:value-type="float" office:value="20.3552266666667">
            <text:p>20.3552266667</text:p>
          </table:table-cell>
        </table:table-row>
        <table:table-row table:style-name="ro2">
          <table:table-cell office:value-type="string">
            <text:p>PERS</text:p>
          </table:table-cell>
          <table:table-cell office:value-type="float" office:value="100000000">
            <text:p>100000000</text:p>
          </table:table-cell>
          <table:table-cell table:style-name="ce1" office:value-type="float" office:value="2741340000">
            <text:p>2.74E+009</text:p>
          </table:table-cell>
          <table:table-cell table:style-name="ce1" office:value-type="float" office:value="1053150000">
            <text:p>1.05E+009</text:p>
          </table:table-cell>
          <table:table-cell table:style-name="ce1" office:value-type="float" office:value="1528400000">
            <text:p>1.53E+009</text:p>
          </table:table-cell>
          <table:table-cell table:formula="of:=SUM([.C53:.E53])/3/[.B53]" office:value-type="float" office:value="17.7429666666667">
            <text:p>17.7429666667</text:p>
          </table:table-cell>
        </table:table-row>
        <table:table-row table:style-name="ro2">
          <table:table-cell table:number-columns-repeated="2"/>
          <table:table-cell table:style-name="ce1" table:number-columns-repeated="3"/>
          <table:table-cell/>
        </table:table-row>
        <table:table-row table:style-name="ro3">
          <table:table-cell office:value-type="string">
            <text:p>umap</text:p>
          </table:table-cell>
          <table:table-cell table:number-columns-repeated="5"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style-name="ce1" office:value-type="float" office:value="2137150">
            <text:p>2.14E+006</text:p>
          </table:table-cell>
          <table:table-cell table:style-name="ce1" office:value-type="float" office:value="851236">
            <text:p>8.51E+005</text:p>
          </table:table-cell>
          <table:table-cell table:style-name="ce1" office:value-type="float" office:value="998790">
            <text:p>9.99E+005</text:p>
          </table:table-cell>
          <table:table-cell table:formula="of:=SUM([.C57:.E57])/3/[.B57]" office:value-type="float" office:value="1.32905866666667">
            <text:p>1.3290586667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style-name="ce1" office:value-type="float" office:value="35991900">
            <text:p>3.60E+007</text:p>
          </table:table-cell>
          <table:table-cell table:style-name="ce1" office:value-type="float" office:value="9861970">
            <text:p>9.86E+006</text:p>
          </table:table-cell>
          <table:table-cell table:style-name="ce1" office:value-type="float" office:value="12564600">
            <text:p>1.26E+007</text:p>
          </table:table-cell>
          <table:table-cell table:formula="of:=SUM([.C58:.E58])/3/[.B58]" office:value-type="float" office:value="1.94728233333333">
            <text:p>1.9472823333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table:style-name="ce1" office:value-type="float" office:value="324498000">
            <text:p>3.24E+008</text:p>
          </table:table-cell>
          <table:table-cell table:style-name="ce1" office:value-type="float" office:value="99494600">
            <text:p>9.95E+007</text:p>
          </table:table-cell>
          <table:table-cell table:style-name="ce1" office:value-type="float" office:value="116588000">
            <text:p>1.17E+008</text:p>
          </table:table-cell>
          <table:table-cell table:formula="of:=SUM([.C59:.E59])/3/[.B59]" office:value-type="float" office:value="1.80193533333333">
            <text:p>1.8019353333</text:p>
          </table:table-cell>
        </table:table-row>
      </table:table>
      <table:named-expressions/>
      <table:database-ranges>
        <table:database-range table:name="__Anonymous_Sheet_DB__2" table:target-range-address="Sheet2.A3:Sheet2.E2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 style:data-style-name="N2" text:time-value="0000-00-00T18:13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21:14:03</meta:creation-date>
    <dc:date>2013-01-29T18:18:22</dc:date>
    <meta:editing-duration>PT5H50M26S</meta:editing-duration>
    <meta:editing-cycles>22</meta:editing-cycles>
    <meta:generator>LibreOffice/4.0.0.2$Linux_X86_64 LibreOffice_project/400m0$Build-102</meta:generator>
    <meta:document-statistic meta:table-count="3" meta:cell-count="4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4cm" svg:y="0.315cm" chart:style-name="ch2">
          <text:p>Append Benchmark</text:p>
        </chart:title>
        <chart:legend chart:legend-position="end" svg:x="13.216cm" svg:y="4.203cm" style:legend-expansion="high" chart:style-name="ch3"/>
        <chart:plot-area chart:style-name="ch4" table:cell-range-address="Sheet1.A4:Sheet1.B17 Sheet1.B3:Sheet1.B3" chart:data-source-has-labels="row" svg:x="1.328cm" svg:y="1.656cm" svg:width="11.248cm" svg:height="6.186cm">
          <chartooo:coordinate-region svg:x="2.312cm" svg:y="1.853cm" svg:width="9.621cm" svg:height="5.346cm"/>
          <chart:axis chart:dimension="x" chart:name="primary-x" chart:style-name="ch5">
            <chart:title svg:x="6.096cm" svg:y="8.023cm" chart:style-name="ch6">
              <text:p>Operations</text:p>
            </chart:title>
          </chart:axis>
          <chart:axis chart:dimension="y" chart:name="primary-y" chart:style-name="ch5">
            <chart:title svg:x="0.451cm" svg:y="6.22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B4:Sheet1.B17" chart:label-cell-address="Sheet1.B3:Sheet1.B3" chart:class="chart:scatter">
            <chart:domain table:cell-range-address="Sheet1.A4:Sheet1.A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ms)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6.568">
                <text:p>6.568</text:p>
                <draw:g>
                  <svg:desc>Sheet1.B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0.473">
                <text:p>30.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8.736">
                <text:p>58.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73.379">
                <text:p>273.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23.214">
                <text:p>523.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001.67">
                <text:p>100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491.68">
                <text:p>1491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1921.35">
                <text:p>192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497.13">
                <text:p>2497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2894.43">
                <text:p>2894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3373.93">
                <text:p>3373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4008.61">
                <text:p>4008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4318.57">
                <text:p>4318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4827.07">
                <text:p>4827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$Linux_X86_64 LibreOffice_project/400m0$Build-1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41cm" svg:y="0.315cm" chart:style-name="ch2">
          <text:p>Latency of Append (Naive)</text:p>
        </chart:title>
        <chart:legend chart:legend-position="end" svg:x="12.823cm" svg:y="3.956cm" style:legend-expansion="high" chart:style-name="ch3"/>
        <chart:plot-area chart:style-name="ch4" table:cell-range-address="Sheet1.A3:Sheet1.A17 Sheet1.C4:Sheet1.C17 Sheet1.A19:Sheet1.A19 Sheet1.C20:Sheet1.C33" chart:data-source-has-labels="both" svg:x="1.328cm" svg:y="1.656cm" svg:width="10.855cm" svg:height="6.186cm">
          <chartooo:coordinate-region svg:x="2.05cm" svg:y="1.853cm" svg:width="9.49cm" svg:height="5.346cm"/>
          <chart:axis chart:dimension="x" chart:name="primary-x" chart:style-name="ch5" chartooo:axis-type="auto">
            <chart:title svg:x="5.899cm" svg:y="8.023cm" chart:style-name="ch6">
              <text:p>Operations</text:p>
            </chart:title>
            <chart:categories table:cell-range-address="Sheet1.A4:Sheet1.A17"/>
          </chart:axis>
          <chart:axis chart:dimension="y" chart:name="primary-y" chart:style-name="ch5">
            <chart:title svg:x="0.451cm" svg:y="6.404cm" chart:style-name="ch7">
              <text:p>Latency (Milliseconds)</text:p>
            </chart:title>
            <chart:grid chart:style-name="ch8" chart:class="major"/>
          </chart:axis>
          <chart:series chart:style-name="ch9" chart:values-cell-range-address="Sheet1.C4:Sheet1.C17" chart:label-cell-address="Sheet1.A3:Sheet1.A3" chart:class="chart:scatter">
            <chart:domain table:cell-range-address="Sheet1.A4:Sheet1.A17"/>
            <chart:data-point chart:repeated="14"/>
          </chart:series>
          <chart:series chart:style-name="ch10" chart:values-cell-range-address="Sheet1.C20:Sheet1.C33" chart:label-cell-address="Sheet1.A19:Sheet1.A19" chart:class="chart:scatter">
            <chart:domain table:cell-range-address="Sheet1.A20:Sheet1.A33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ecutive</text:p>
                <draw:g>
                  <svg:desc>Sheet1.A3:Sheet1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ernating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0.006568">
                <text:p>0.006568</text:p>
                <draw:g>
                  <svg:desc>Sheet1.C4:Sheet1.C17</svg:desc>
                </draw:g>
              </table:table-cell>
              <table:table-cell office:value-type="float" office:value="1000">
                <text:p>1000</text:p>
                <draw:g>
                  <svg:desc>Sheet1.A20:Sheet1.A33</svg:desc>
                </draw:g>
              </table:table-cell>
              <table:table-cell office:value-type="float" office:value="0.028179">
                <text:p>0.028179</text:p>
                <draw:g>
                  <svg:desc>Sheet1.C20:Sheet1.C3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060946">
                <text:p>0.0060946</text:p>
              </table:table-cell>
              <table:table-cell office:value-type="float" office:value="5000">
                <text:p>5000</text:p>
              </table:table-cell>
              <table:table-cell office:value-type="float" office:value="0.032361">
                <text:p>0.03236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58736">
                <text:p>0.0058736</text:p>
              </table:table-cell>
              <table:table-cell office:value-type="float" office:value="10000">
                <text:p>10000</text:p>
              </table:table-cell>
              <table:table-cell office:value-type="float" office:value="0.0514998">
                <text:p>0.051499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.00546758">
                <text:p>0.00546758</text:p>
              </table:table-cell>
              <table:table-cell office:value-type="float" office:value="50000">
                <text:p>50000</text:p>
              </table:table-cell>
              <table:table-cell office:value-type="float" office:value="0.1965872">
                <text:p>0.19658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0523214">
                <text:p>0.00523214</text:p>
              </table:table-cell>
              <table:table-cell office:value-type="float" office:value="100000">
                <text:p>100000</text:p>
              </table:table-cell>
              <table:table-cell office:value-type="float" office:value="0.381259">
                <text:p>0.38125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0.00500835">
                <text:p>0.00500835</text:p>
              </table:table-cell>
              <table:table-cell office:value-type="float" office:value="200000">
                <text:p>200000</text:p>
              </table:table-cell>
              <table:table-cell office:value-type="float" office:value="1.20829">
                <text:p>1.2082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0497226666666667">
                <text:p>0.00497226666666667</text:p>
              </table:table-cell>
              <table:table-cell office:value-type="float" office:value="300000">
                <text:p>300000</text:p>
              </table:table-cell>
              <table:table-cell office:value-type="float" office:value="2.07060333333333">
                <text:p>2.07060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04803375">
                <text:p>0.004803375</text:p>
              </table:table-cell>
              <table:table-cell office:value-type="float" office:value="400000">
                <text:p>400000</text:p>
              </table:table-cell>
              <table:table-cell office:value-type="float" office:value="1.730645">
                <text:p>1.73064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0499426">
                <text:p>0.00499426</text:p>
              </table:table-cell>
              <table:table-cell office:value-type="float" office:value="500000">
                <text:p>500000</text:p>
              </table:table-cell>
              <table:table-cell office:value-type="float" office:value="1.802706">
                <text:p>1.80270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0482405">
                <text:p>0.00482405</text:p>
              </table:table-cell>
              <table:table-cell office:value-type="float" office:value="600000">
                <text:p>600000</text:p>
              </table:table-cell>
              <table:table-cell office:value-type="float" office:value="2.77666666666667">
                <text:p>2.7766666666666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048199">
                <text:p>0.0048199</text:p>
              </table:table-cell>
              <table:table-cell office:value-type="float" office:value="700000">
                <text:p>700000</text:p>
              </table:table-cell>
              <table:table-cell office:value-type="float" office:value="2.08128571428571">
                <text:p>2.0812857142857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0050107625">
                <text:p>0.0050107625</text:p>
              </table:table-cell>
              <table:table-cell office:value-type="float" office:value="800000">
                <text:p>800000</text:p>
              </table:table-cell>
              <table:table-cell office:value-type="float" office:value="2.2435625">
                <text:p>2.243562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00479841111111111">
                <text:p>0.00479841111111111</text:p>
              </table:table-cell>
              <table:table-cell office:value-type="float" office:value="900000">
                <text:p>900000</text:p>
              </table:table-cell>
              <table:table-cell office:value-type="float" office:value="2.1903">
                <text:p>2.19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0482707">
                <text:p>0.00482707</text:p>
              </table:table-cell>
              <table:table-cell office:value-type="float" office:value="1000000">
                <text:p>1000000</text:p>
              </table:table-cell>
              <table:table-cell office:value-type="float" office:value="2.45839">
                <text:p>2.45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$Linux_X86_64 LibreOffice_project/400m0$Build-1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3cm" svg:y="0.316cm" chart:style-name="ch2">
          <text:p>Append time</text:p>
        </chart:title>
        <chart:legend chart:legend-position="end" svg:x="13.393cm" svg:y="3.952cm" style:legend-expansion="high" chart:style-name="ch3"/>
        <chart:plot-area chart:style-name="ch4" table:cell-range-address="Sheet3.A3:Sheet3.A17 Sheet3.B4:Sheet3.B17 Sheet3.A19:Sheet3.A19 Sheet3.B20:Sheet3.B33" chart:data-source-has-labels="row" svg:x="1.331cm" svg:y="1.635cm" svg:width="11.422cm" svg:height="6.204cm">
          <chartooo:coordinate-region svg:x="2.323cm" svg:y="1.834cm" svg:width="9.78cm" svg:height="5.358cm"/>
          <chart:axis chart:dimension="x" chart:name="primary-x" chart:style-name="ch5">
            <chart:title svg:x="5.397cm" svg:y="8.019cm" chart:style-name="ch6">
              <text:p>Number of operations</text:p>
            </chart:title>
          </chart:axis>
          <chart:axis chart:dimension="y" chart:name="primary-y" chart:style-name="ch5">
            <chart:title svg:x="0.451cm" svg:y="5.165cm" chart:style-name="ch7">
              <text:p>Time</text:p>
            </chart:title>
            <chart:grid chart:style-name="ch8" chart:class="major"/>
          </chart:axis>
          <chart:series chart:style-name="ch9" chart:values-cell-range-address="Sheet3.B4:Sheet3.B17" chart:label-cell-address="Sheet3.A3:Sheet3.A3" chart:class="chart:scatter">
            <chart:domain table:cell-range-address="Sheet3.A4:Sheet3.A17"/>
            <chart:data-point chart:repeated="14"/>
          </chart:series>
          <chart:series chart:style-name="ch10" chart:values-cell-range-address="Sheet3.B20:Sheet3.B33" chart:label-cell-address="Sheet3.A19:Sheet3.A19" chart:class="chart:scatter">
            <chart:domain table:cell-range-address="Sheet3.A20:Sheet3.A33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ecutive</text:p>
                <draw:g>
                  <svg:desc>Sheet3.A3:Sheet3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ernating</text:p>
                <draw:g>
                  <svg:desc>Sheet3.A19:Sheet3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3.A4:Sheet3.A17</svg:desc>
                </draw:g>
              </table:table-cell>
              <table:table-cell office:value-type="float" office:value="6.19">
                <text:p>6.19</text:p>
                <draw:g>
                  <svg:desc>Sheet3.B4:Sheet3.B17</svg:desc>
                </draw:g>
              </table:table-cell>
              <table:table-cell office:value-type="float" office:value="1000">
                <text:p>1000</text:p>
                <draw:g>
                  <svg:desc>Sheet3.A20:Sheet3.A33</svg:desc>
                </draw:g>
              </table:table-cell>
              <table:table-cell office:value-type="float" office:value="7.184">
                <text:p>7.184</text:p>
                <draw:g>
                  <svg:desc>Sheet3.B20:Sheet3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0.69">
                <text:p>30.69</text:p>
              </table:table-cell>
              <table:table-cell office:value-type="float" office:value="5000">
                <text:p>5000</text:p>
              </table:table-cell>
              <table:table-cell office:value-type="float" office:value="31.502">
                <text:p>31.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64.135">
                <text:p>64.135</text:p>
              </table:table-cell>
              <table:table-cell office:value-type="float" office:value="10000">
                <text:p>10000</text:p>
              </table:table-cell>
              <table:table-cell office:value-type="float" office:value="69.941">
                <text:p>69.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310.033">
                <text:p>310.033</text:p>
              </table:table-cell>
              <table:table-cell office:value-type="float" office:value="50000">
                <text:p>50000</text:p>
              </table:table-cell>
              <table:table-cell office:value-type="float" office:value="329.032">
                <text:p>329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621.813">
                <text:p>621.813</text:p>
              </table:table-cell>
              <table:table-cell office:value-type="float" office:value="100000">
                <text:p>100000</text:p>
              </table:table-cell>
              <table:table-cell office:value-type="float" office:value="636.182">
                <text:p>636.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218.77">
                <text:p>1218.77</text:p>
              </table:table-cell>
              <table:table-cell office:value-type="float" office:value="200000">
                <text:p>200000</text:p>
              </table:table-cell>
              <table:table-cell office:value-type="float" office:value="1222.47">
                <text:p>1222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842.39">
                <text:p>1842.39</text:p>
              </table:table-cell>
              <table:table-cell office:value-type="float" office:value="300000">
                <text:p>300000</text:p>
              </table:table-cell>
              <table:table-cell office:value-type="float" office:value="1792.04">
                <text:p>1792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2499.97">
                <text:p>2499.97</text:p>
              </table:table-cell>
              <table:table-cell office:value-type="float" office:value="400000">
                <text:p>400000</text:p>
              </table:table-cell>
              <table:table-cell office:value-type="float" office:value="2489.53">
                <text:p>2489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3055.48">
                <text:p>3055.48</text:p>
              </table:table-cell>
              <table:table-cell office:value-type="float" office:value="500000">
                <text:p>500000</text:p>
              </table:table-cell>
              <table:table-cell office:value-type="float" office:value="3064.93">
                <text:p>306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3731.23">
                <text:p>3731.23</text:p>
              </table:table-cell>
              <table:table-cell office:value-type="float" office:value="600000">
                <text:p>600000</text:p>
              </table:table-cell>
              <table:table-cell office:value-type="float" office:value="3785.81">
                <text:p>3785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4233.97">
                <text:p>4233.97</text:p>
              </table:table-cell>
              <table:table-cell office:value-type="float" office:value="700000">
                <text:p>700000</text:p>
              </table:table-cell>
              <table:table-cell office:value-type="float" office:value="4262.47">
                <text:p>4262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4866.11">
                <text:p>4866.11</text:p>
              </table:table-cell>
              <table:table-cell office:value-type="float" office:value="800000">
                <text:p>800000</text:p>
              </table:table-cell>
              <table:table-cell office:value-type="float" office:value="4985.56">
                <text:p>4985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5513.57">
                <text:p>5513.57</text:p>
              </table:table-cell>
              <table:table-cell office:value-type="float" office:value="900000">
                <text:p>900000</text:p>
              </table:table-cell>
              <table:table-cell office:value-type="float" office:value="5626.95">
                <text:p>5626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6248.65">
                <text:p>6248.65</text:p>
              </table:table-cell>
              <table:table-cell office:value-type="float" office:value="1000000">
                <text:p>1000000</text:p>
              </table:table-cell>
              <table:table-cell office:value-type="float" office:value="6328.55">
                <text:p>6328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2$Linux_X86_64 LibreOffice_project/400m0$Build-1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6cm" chart:style-name="ch2">
          <text:p>Latency</text:p>
        </chart:title>
        <chart:legend chart:legend-position="end" svg:x="12.804cm" svg:y="3.952cm" style:legend-expansion="high" chart:style-name="ch3"/>
        <chart:plot-area chart:style-name="ch4" table:cell-range-address="Sheet3.A3:Sheet3.A17 Sheet3.C4:Sheet3.C17 Sheet3.A19:Sheet3.A19 Sheet3.C20:Sheet3.C33" chart:data-source-has-labels="row" svg:x="1.331cm" svg:y="1.635cm" svg:width="10.833cm" svg:height="6.204cm">
          <chartooo:coordinate-region svg:x="2.429cm" svg:y="1.834cm" svg:width="9.085cm" svg:height="5.358cm"/>
          <chart:axis chart:dimension="x" chart:name="primary-x" chart:style-name="ch5">
            <chart:title svg:x="5.102cm" svg:y="8.019cm" chart:style-name="ch6">
              <text:p>Number of operations</text:p>
            </chart:title>
          </chart:axis>
          <chart:axis chart:dimension="y" chart:name="primary-y" chart:style-name="ch7">
            <chart:title svg:x="0.451cm" svg:y="6.17cm" chart:style-name="ch8">
              <text:p>Time per operation</text:p>
            </chart:title>
            <chart:grid chart:style-name="ch9" chart:class="major"/>
          </chart:axis>
          <chart:series chart:style-name="ch10" chart:values-cell-range-address="Sheet3.C4:Sheet3.C17" chart:label-cell-address="Sheet3.A3:Sheet3.A3" chart:class="chart:scatter">
            <chart:domain table:cell-range-address="Sheet3.A4:Sheet3.A17"/>
            <chart:data-point chart:repeated="14"/>
          </chart:series>
          <chart:series chart:style-name="ch11" chart:values-cell-range-address="Sheet3.C20:Sheet3.C33" chart:label-cell-address="Sheet3.A19:Sheet3.A19" chart:class="chart:scatter">
            <chart:domain table:cell-range-address="Sheet3.A20:Sheet3.A33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ecutive</text:p>
                <draw:g>
                  <svg:desc>Sheet3.A3:Sheet3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ernating</text:p>
                <draw:g>
                  <svg:desc>Sheet3.A19:Sheet3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3.A4:Sheet3.A17</svg:desc>
                </draw:g>
              </table:table-cell>
              <table:table-cell office:value-type="float" office:value="0.00619">
                <text:p>0.00619</text:p>
                <draw:g>
                  <svg:desc>Sheet3.C4:Sheet3.C17</svg:desc>
                </draw:g>
              </table:table-cell>
              <table:table-cell office:value-type="float" office:value="1000">
                <text:p>1000</text:p>
                <draw:g>
                  <svg:desc>Sheet3.A20:Sheet3.A33</svg:desc>
                </draw:g>
              </table:table-cell>
              <table:table-cell office:value-type="float" office:value="0.007184">
                <text:p>0.007184</text:p>
                <draw:g>
                  <svg:desc>Sheet3.C20:Sheet3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6138">
                <text:p>0.006138</text:p>
              </table:table-cell>
              <table:table-cell office:value-type="float" office:value="5000">
                <text:p>5000</text:p>
              </table:table-cell>
              <table:table-cell office:value-type="float" office:value="0.0063004">
                <text:p>0.0063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64135">
                <text:p>0.0064135</text:p>
              </table:table-cell>
              <table:table-cell office:value-type="float" office:value="10000">
                <text:p>10000</text:p>
              </table:table-cell>
              <table:table-cell office:value-type="float" office:value="0.0069941">
                <text:p>0.0069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620066">
                <text:p>0.00620066</text:p>
              </table:table-cell>
              <table:table-cell office:value-type="float" office:value="50000">
                <text:p>50000</text:p>
              </table:table-cell>
              <table:table-cell office:value-type="float" office:value="0.00658064">
                <text:p>0.00658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621813">
                <text:p>0.00621813</text:p>
              </table:table-cell>
              <table:table-cell office:value-type="float" office:value="100000">
                <text:p>100000</text:p>
              </table:table-cell>
              <table:table-cell office:value-type="float" office:value="0.00636182">
                <text:p>0.00636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0.00609385">
                <text:p>0.00609385</text:p>
              </table:table-cell>
              <table:table-cell office:value-type="float" office:value="200000">
                <text:p>200000</text:p>
              </table:table-cell>
              <table:table-cell office:value-type="float" office:value="0.00611235">
                <text:p>0.00611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0.0061413">
                <text:p>0.0061413</text:p>
              </table:table-cell>
              <table:table-cell office:value-type="float" office:value="300000">
                <text:p>300000</text:p>
              </table:table-cell>
              <table:table-cell office:value-type="float" office:value="0.00597346666666667">
                <text:p>0.0059734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0.006249925">
                <text:p>0.006249925</text:p>
              </table:table-cell>
              <table:table-cell office:value-type="float" office:value="400000">
                <text:p>400000</text:p>
              </table:table-cell>
              <table:table-cell office:value-type="float" office:value="0.006223825">
                <text:p>0.00622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0.00611096">
                <text:p>0.00611096</text:p>
              </table:table-cell>
              <table:table-cell office:value-type="float" office:value="500000">
                <text:p>500000</text:p>
              </table:table-cell>
              <table:table-cell office:value-type="float" office:value="0.00612986">
                <text:p>0.00612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0.00621871666666667">
                <text:p>0.00621871666666667</text:p>
              </table:table-cell>
              <table:table-cell office:value-type="float" office:value="600000">
                <text:p>600000</text:p>
              </table:table-cell>
              <table:table-cell office:value-type="float" office:value="0.00630968333333333">
                <text:p>0.0063096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0.00604852857142857">
                <text:p>0.00604852857142857</text:p>
              </table:table-cell>
              <table:table-cell office:value-type="float" office:value="700000">
                <text:p>700000</text:p>
              </table:table-cell>
              <table:table-cell office:value-type="float" office:value="0.00608924285714286">
                <text:p>0.0060892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0.0060826375">
                <text:p>0.0060826375</text:p>
              </table:table-cell>
              <table:table-cell office:value-type="float" office:value="800000">
                <text:p>800000</text:p>
              </table:table-cell>
              <table:table-cell office:value-type="float" office:value="0.00623195">
                <text:p>0.00623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0.00612618888888889">
                <text:p>0.00612618888888889</text:p>
              </table:table-cell>
              <table:table-cell office:value-type="float" office:value="900000">
                <text:p>900000</text:p>
              </table:table-cell>
              <table:table-cell office:value-type="float" office:value="0.00625216666666667">
                <text:p>0.0062521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0.00624865">
                <text:p>0.00624865</text:p>
              </table:table-cell>
              <table:table-cell office:value-type="float" office:value="1000000">
                <text:p>1000000</text:p>
              </table:table-cell>
              <table:table-cell office:value-type="float" office:value="0.00632855">
                <text:p>0.006328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2$Linux_X86_64 LibreOffice_project/400m0$Build-1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4cm" svg:y="0.316cm" chart:style-name="ch2">
          <text:p>Operation Latency</text:p>
        </chart:title>
        <chart:legend chart:legend-position="end" svg:x="13.201cm" svg:y="3.703cm" style:legend-expansion="high" chart:style-name="ch3"/>
        <chart:plot-area chart:style-name="ch4" table:cell-range-address="Sheet2.B3:Sheet2.B10 Sheet2.A3:Sheet2.A3 Sheet2.F3:Sheet2.F26 Sheet2.A11:Sheet2.A11 Sheet2.A19:Sheet2.A19" chart:data-source-has-labels="row" svg:x="1.331cm" svg:y="1.635cm" svg:width="11.23cm" svg:height="6.204cm">
          <chartooo:coordinate-region svg:x="1.952cm" svg:y="1.834cm" svg:width="9.681cm" svg:height="5.358cm"/>
          <chart:axis chart:dimension="x" chart:name="primary-x" chart:style-name="ch5">
            <chart:title svg:x="5.275cm" svg:y="8.019cm" chart:style-name="ch6">
              <text:p>Number of Operations</text:p>
            </chart:title>
          </chart:axis>
          <chart:axis chart:dimension="y" chart:name="primary-y" chart:style-name="ch7">
            <chart:title svg:x="0.451cm" svg:y="6.435cm" chart:style-name="ch8">
              <text:p>Latency (milliseconds)</text:p>
            </chart:title>
            <chart:grid chart:style-name="ch9" chart:class="major"/>
          </chart:axis>
          <chart:series chart:style-name="ch10" chart:values-cell-range-address="Sheet2.F3:Sheet2.F10" chart:label-cell-address="Sheet2.A3:Sheet2.A3" chart:class="chart:scatter">
            <chart:domain table:cell-range-address="Sheet2.B3:Sheet2.B10"/>
            <chart:data-point chart:repeated="8"/>
          </chart:series>
          <chart:series chart:style-name="ch11" chart:values-cell-range-address="Sheet2.F11:Sheet2.F18" chart:label-cell-address="Sheet2.A11:Sheet2.A11" chart:class="chart:scatter">
            <chart:domain table:cell-range-address="Sheet2.B11:Sheet2.B18"/>
            <chart:data-point chart:repeated="8"/>
          </chart:series>
          <chart:series chart:style-name="ch12" chart:values-cell-range-address="Sheet2.F19:Sheet2.F26" chart:label-cell-address="Sheet2.A19:Sheet2.A19" chart:class="chart:scatter">
            <chart:domain table:cell-range-address="Sheet2.B19:Sheet2.B26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PERS</text:p>
                <draw:g>
                  <svg:desc>Sheet2.A3:Sheet2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RS</text:p>
                <draw:g>
                  <svg:desc>Sheet2.A11:Sheet2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SD</text:p>
                <draw:g>
                  <svg:desc>Sheet2.A19:Sheet2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B3:Sheet2.B10</svg:desc>
                </draw:g>
              </table:table-cell>
              <table:table-cell office:value-type="float" office:value="1.21263666666667">
                <text:p>1.21263666666667</text:p>
                <draw:g>
                  <svg:desc>Sheet2.F3:Sheet2.F10</svg:desc>
                </draw:g>
              </table:table-cell>
              <table:table-cell office:value-type="float" office:value="100000">
                <text:p>100000</text:p>
                <draw:g>
                  <svg:desc>Sheet2.B11:Sheet2.B18</svg:desc>
                </draw:g>
              </table:table-cell>
              <table:table-cell office:value-type="float" office:value="10.35652">
                <text:p>10.35652</text:p>
                <draw:g>
                  <svg:desc>Sheet2.F11:Sheet2.F18</svg:desc>
                </draw:g>
              </table:table-cell>
              <table:table-cell office:value-type="float" office:value="100000">
                <text:p>100000</text:p>
                <draw:g>
                  <svg:desc>Sheet2.B19:Sheet2.B26</svg:desc>
                </draw:g>
              </table:table-cell>
              <table:table-cell office:value-type="float" office:value="6.05494666666667">
                <text:p>6.05494666666667</text:p>
                <draw:g>
                  <svg:desc>Sheet2.F19:Sheet2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1.25928666666667">
                <text:p>1.25928666666667</text:p>
              </table:table-cell>
              <table:table-cell office:value-type="float" office:value="500000">
                <text:p>500000</text:p>
              </table:table-cell>
              <table:table-cell office:value-type="float" office:value="7.09121133333333">
                <text:p>7.09121133333333</text:p>
              </table:table-cell>
              <table:table-cell office:value-type="float" office:value="500000">
                <text:p>500000</text:p>
              </table:table-cell>
              <table:table-cell office:value-type="float" office:value="6.72090533333333">
                <text:p>6.720905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.28329">
                <text:p>1.28329</text:p>
              </table:table-cell>
              <table:table-cell office:value-type="float" office:value="1000000">
                <text:p>1000000</text:p>
              </table:table-cell>
              <table:table-cell office:value-type="float" office:value="7.28441333333333">
                <text:p>7.28441333333333</text:p>
              </table:table-cell>
              <table:table-cell office:value-type="float" office:value="1000000">
                <text:p>1000000</text:p>
              </table:table-cell>
              <table:table-cell office:value-type="float" office:value="6.85449">
                <text:p>6.85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1.35669333333333">
                <text:p>1.35669333333333</text:p>
              </table:table-cell>
              <table:table-cell office:value-type="float" office:value="5000000">
                <text:p>5000000</text:p>
              </table:table-cell>
              <table:table-cell office:value-type="float" office:value="7.56124133333333">
                <text:p>7.56124133333333</text:p>
              </table:table-cell>
              <table:table-cell office:value-type="float" office:value="5000000">
                <text:p>5000000</text:p>
              </table:table-cell>
              <table:table-cell office:value-type="float" office:value="7.07493933333333">
                <text:p>7.074939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.32113333333333">
                <text:p>1.32113333333333</text:p>
              </table:table-cell>
              <table:table-cell office:value-type="float" office:value="10000000">
                <text:p>10000000</text:p>
              </table:table-cell>
              <table:table-cell office:value-type="float" office:value="7.58859666666667">
                <text:p>7.58859666666667</text:p>
              </table:table-cell>
              <table:table-cell office:value-type="float" office:value="10000000">
                <text:p>10000000</text:p>
              </table:table-cell>
              <table:table-cell office:value-type="float" office:value="6.95735666666667">
                <text:p>6.95735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38051866666667">
                <text:p>1.38051866666667</text:p>
              </table:table-cell>
              <table:table-cell office:value-type="float" office:value="50000000">
                <text:p>50000000</text:p>
              </table:table-cell>
              <table:table-cell office:value-type="float" office:value="7.58382266666667">
                <text:p>7.58382266666667</text:p>
              </table:table-cell>
              <table:table-cell office:value-type="float" office:value="50000000">
                <text:p>50000000</text:p>
              </table:table-cell>
              <table:table-cell office:value-type="float" office:value="6.94743">
                <text:p>6.94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9922666666667">
                <text:p>1.39922666666667</text:p>
              </table:table-cell>
              <table:table-cell office:value-type="float" office:value="100000000">
                <text:p>100000000</text:p>
              </table:table-cell>
              <table:table-cell office:value-type="float" office:value="7.41984">
                <text:p>7.41984</text:p>
              </table:table-cell>
              <table:table-cell office:value-type="float" office:value="100000000">
                <text:p>100000000</text:p>
              </table:table-cell>
              <table:table-cell office:value-type="float" office:value="6.89602">
                <text:p>6.89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">
                <text:p>500000000</text:p>
              </table:table-cell>
              <table:table-cell office:value-type="float" office:value="1.59456133333333">
                <text:p>1.59456133333333</text:p>
              </table:table-cell>
              <table:table-cell office:value-type="float" office:value="500000000">
                <text:p>500000000</text:p>
              </table:table-cell>
              <table:table-cell office:value-type="float" office:value="8.41714133333333">
                <text:p>8.41714133333333</text:p>
              </table:table-cell>
              <table:table-cell office:value-type="float" office:value="500000000">
                <text:p>500000000</text:p>
              </table:table-cell>
              <table:table-cell office:value-type="float" office:value="6.83294533333333">
                <text:p>6.832945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2$Linux_X86_64 LibreOffice_project/400m0$Build-1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6cm" chart:style-name="ch2">
          <text:p>Latency</text:p>
        </chart:title>
        <chart:legend chart:legend-position="end" svg:x="12.486cm" svg:y="3.703cm" style:legend-expansion="high" chart:style-name="ch3"/>
        <chart:plot-area chart:style-name="ch4" table:cell-range-address="Sheet2.B3:Sheet2.B10 Sheet2.A1:Sheet2.A1 Sheet2.F11:Sheet2.F18 Sheet2.A30:Sheet2.A30 Sheet2.F32:Sheet2.F38 Sheet2.A45:Sheet2.A45 Sheet2.F47:Sheet2.F49" chart:data-source-has-labels="row" svg:x="1.331cm" svg:y="1.635cm" svg:width="10.515cm" svg:height="6.204cm">
          <chartooo:coordinate-region svg:x="2.138cm" svg:y="1.834cm" svg:width="8.78cm" svg:height="5.358cm"/>
          <chart:axis chart:dimension="x" chart:name="primary-x" chart:style-name="ch5">
            <chart:title svg:x="5.724cm" svg:y="8.019cm" chart:style-name="ch6">
              <text:p>Operations</text:p>
            </chart:title>
          </chart:axis>
          <chart:axis chart:dimension="y" chart:name="primary-y" chart:style-name="ch7">
            <chart:title svg:x="0.451cm" svg:y="6.249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Sheet2.F11:Sheet2.F18" chart:label-cell-address="Sheet2.A1:Sheet2.A1" chart:class="chart:scatter">
            <chart:domain table:cell-range-address="Sheet2.B3:Sheet2.B10"/>
            <chart:data-point chart:repeated="8"/>
          </chart:series>
          <chart:series chart:style-name="ch11" chart:values-cell-range-address="Sheet2.F32:Sheet2.F38" chart:label-cell-address="Sheet2.A30:Sheet2.A30" chart:class="chart:scatter">
            <chart:domain table:cell-range-address="Sheet2.B32:Sheet2.B38"/>
            <chart:data-point chart:repeated="7"/>
          </chart:series>
          <chart:series chart:style-name="ch12" chart:values-cell-range-address="Sheet2.F47:Sheet2.F49" chart:label-cell-address="Sheet2.A45:Sheet2.A45" chart:class="chart:scatter">
            <chart:domain table:cell-range-address="Sheet2.B47:Sheet2.B49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VoHT</text:p>
                <draw:g>
                  <svg:desc>Sheet2.A1:Sheet2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yoto Cabinet</text:p>
                <draw:g>
                  <svg:desc>Sheet2.A30:Sheet2.A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erkeleyDB</text:p>
                <draw:g>
                  <svg:desc>Sheet2.A45:Sheet2.A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B3:Sheet2.B10</svg:desc>
                </draw:g>
              </table:table-cell>
              <table:table-cell office:value-type="float" office:value="10.35652">
                <text:p>10.35652</text:p>
                <draw:g>
                  <svg:desc>Sheet2.F11:Sheet2.F18</svg:desc>
                </draw:g>
              </table:table-cell>
              <table:table-cell office:value-type="float" office:value="100000">
                <text:p>100000</text:p>
                <draw:g>
                  <svg:desc>Sheet2.B32:Sheet2.B38</svg:desc>
                </draw:g>
              </table:table-cell>
              <table:table-cell office:value-type="float" office:value="43.9846">
                <text:p>43.9846</text:p>
                <draw:g>
                  <svg:desc>Sheet2.F32:Sheet2.F38</svg:desc>
                </draw:g>
              </table:table-cell>
              <table:table-cell office:value-type="float" office:value="100000">
                <text:p>100000</text:p>
                <draw:g>
                  <svg:desc>Sheet2.B47:Sheet2.B49</svg:desc>
                </draw:g>
              </table:table-cell>
              <table:table-cell office:value-type="float" office:value="13.26685">
                <text:p>13.26685</text:p>
                <draw:g>
                  <svg:desc>Sheet2.F47:Sheet2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7.09121133333333">
                <text:p>7.09121133333333</text:p>
              </table:table-cell>
              <table:table-cell office:value-type="float" office:value="500000">
                <text:p>500000</text:p>
              </table:table-cell>
              <table:table-cell office:value-type="float" office:value="4.81872">
                <text:p>4.81872</text:p>
              </table:table-cell>
              <table:table-cell office:value-type="float" office:value="500000">
                <text:p>500000</text:p>
              </table:table-cell>
              <table:table-cell office:value-type="float" office:value="28.21272">
                <text:p>28.21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7.28441333333333">
                <text:p>7.28441333333333</text:p>
              </table:table-cell>
              <table:table-cell office:value-type="float" office:value="1000000">
                <text:p>1000000</text:p>
              </table:table-cell>
              <table:table-cell office:value-type="float" office:value="3.969226667">
                <text:p>3.969226667</text:p>
              </table:table-cell>
              <table:table-cell office:value-type="float" office:value="1000000">
                <text:p>1000000</text:p>
              </table:table-cell>
              <table:table-cell office:value-type="float" office:value="172.9818">
                <text:p>172.9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7.56124133333333">
                <text:p>7.56124133333333</text:p>
              </table:table-cell>
              <table:table-cell office:value-type="float" office:value="5000000">
                <text:p>5000000</text:p>
              </table:table-cell>
              <table:table-cell office:value-type="float" office:value="7.169153333">
                <text:p>7.16915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7.58859666666667">
                <text:p>7.58859666666667</text:p>
              </table:table-cell>
              <table:table-cell office:value-type="float" office:value="10000000">
                <text:p>10000000</text:p>
              </table:table-cell>
              <table:table-cell office:value-type="float" office:value="3.95182666666667">
                <text:p>3.9518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7.58382266666667">
                <text:p>7.58382266666667</text:p>
              </table:table-cell>
              <table:table-cell office:value-type="float" office:value="50000000">
                <text:p>50000000</text:p>
              </table:table-cell>
              <table:table-cell office:value-type="float" office:value="20.2028733333333">
                <text:p>20.20287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7.41984">
                <text:p>7.41984</text:p>
              </table:table-cell>
              <table:table-cell office:value-type="float" office:value="100000000">
                <text:p>100000000</text:p>
              </table:table-cell>
              <table:table-cell office:value-type="float" office:value="218.5175">
                <text:p>218.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">
                <text:p>500000000</text:p>
              </table:table-cell>
              <table:table-cell office:value-type="float" office:value="8.41714133333333">
                <text:p>8.417141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2$Linux_X86_64 LibreOffice_project/400m0$Build-1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9cm" svg:y="0.316cm" chart:style-name="ch2">
          <text:p>Latency (no persistence)</text:p>
        </chart:title>
        <chart:legend chart:legend-position="end" svg:x="13.386cm" svg:y="3.952cm" style:legend-expansion="high" chart:style-name="ch3"/>
        <chart:plot-area chart:style-name="ch4" table:cell-range-address="Sheet2.B3:Sheet2.B10 Sheet2.A1:Sheet2.A1 Sheet2.F3:Sheet2.F10 Sheet2.A55:Sheet2.A55 Sheet2.F57:Sheet2.F59" chart:data-source-has-labels="row" svg:x="1.331cm" svg:y="1.635cm" svg:width="11.415cm" svg:height="6.204cm">
          <chartooo:coordinate-region svg:x="2.058cm" svg:y="1.834cm" svg:width="9.76cm" svg:height="5.358cm"/>
          <chart:axis chart:dimension="x" chart:name="primary-x" chart:style-name="ch5">
            <chart:title svg:x="6.174cm" svg:y="8.019cm" chart:style-name="ch6">
              <text:p>Operations</text:p>
            </chart:title>
          </chart:axis>
          <chart:axis chart:dimension="y" chart:name="primary-y" chart:style-name="ch7">
            <chart:title svg:x="0.451cm" svg:y="6.249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Sheet2.F3:Sheet2.F10" chart:label-cell-address="Sheet2.A1:Sheet2.A1" chart:class="chart:scatter">
            <chart:domain table:cell-range-address="Sheet2.B3:Sheet2.B10"/>
            <chart:data-point chart:repeated="8"/>
          </chart:series>
          <chart:series chart:style-name="ch11" chart:values-cell-range-address="Sheet2.F57:Sheet2.F59" chart:label-cell-address="Sheet2.A55:Sheet2.A55" chart:class="chart:scatter">
            <chart:domain table:cell-range-address="Sheet2.B57:Sheet2.B59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VoHT</text:p>
                <draw:g>
                  <svg:desc>Sheet2.A1:Sheet2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map</text:p>
                <draw:g>
                  <svg:desc>Sheet2.A55:Sheet2.A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B3:Sheet2.B10</svg:desc>
                </draw:g>
              </table:table-cell>
              <table:table-cell office:value-type="float" office:value="1.21263666666667">
                <text:p>1.21263666666667</text:p>
                <draw:g>
                  <svg:desc>Sheet2.F3:Sheet2.F10</svg:desc>
                </draw:g>
              </table:table-cell>
              <table:table-cell office:value-type="float" office:value="1000000">
                <text:p>1000000</text:p>
                <draw:g>
                  <svg:desc>Sheet2.B57:Sheet2.B59</svg:desc>
                </draw:g>
              </table:table-cell>
              <table:table-cell office:value-type="float" office:value="1.32905866666667">
                <text:p>1.32905866666667</text:p>
                <draw:g>
                  <svg:desc>Sheet2.F57:Sheet2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1.25928666666667">
                <text:p>1.25928666666667</text:p>
              </table:table-cell>
              <table:table-cell office:value-type="float" office:value="10000000">
                <text:p>10000000</text:p>
              </table:table-cell>
              <table:table-cell office:value-type="float" office:value="1.94728233333333">
                <text:p>1.947282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.28329">
                <text:p>1.28329</text:p>
              </table:table-cell>
              <table:table-cell office:value-type="float" office:value="100000000">
                <text:p>100000000</text:p>
              </table:table-cell>
              <table:table-cell office:value-type="float" office:value="1.80193533333333">
                <text:p>1.801935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1.35669333333333">
                <text:p>1.35669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.32113333333333">
                <text:p>1.3211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38051866666667">
                <text:p>1.380518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9922666666667">
                <text:p>1.3992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">
                <text:p>500000000</text:p>
              </table:table-cell>
              <table:table-cell office:value-type="float" office:value="1.59456133333333">
                <text:p>1.594561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2$Linux_X86_64 LibreOffice_project/400m0$Build-1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